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weet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2161255" calcext:value-type="float">
            <text:p>20180312161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2125236" calcext:value-type="float">
            <text:p>20180312125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4222933" calcext:value-type="float">
            <text:p>20180314222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7234623" calcext:value-type="float">
            <text:p>201803172346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8214906" calcext:value-type="float">
            <text:p>201803182149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19214339" calcext:value-type="float">
            <text:p>20180319214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20015123" calcext:value-type="float">
            <text:p>20180320015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21032111" calcext:value-type="float">
            <text:p>20180321032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.73230239005409E+017" calcext:value-type="float">
            <text:p>9.73E+17</text:p>
          </table:table-cell>
          <table:table-cell office:value-type="float" office:value="20180323112705" calcext:value-type="float">
            <text:p>201803231127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21:30:44.05458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1:16:45.610682262</meta:creation-date>
    <dc:date>2018-04-01T21:32:26.910485119</dc:date>
    <meta:editing-duration>PT2M4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